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3269" officeooo:paragraph-rsid="00173269"/>
    </style:style>
    <style:style style:name="P2" style:family="paragraph" style:parent-style-name="Standard">
      <style:text-properties officeooo:rsid="00176391" officeooo:paragraph-rsid="00176391"/>
    </style:style>
    <style:style style:name="T1" style:family="text">
      <style:text-properties officeooo:rsid="00177a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ite <text:tab/><text:tab/>#ecf0f1</text:p>
      <text:p text:style-name="P1">dark <text:tab/><text:tab/>#2f3640</text:p>
      <text:p text:style-name="P2">lightBlue<text:tab/>#74b9ff</text:p>
      <text:p text:style-name="P2"/>
      <text:p text:style-name="P2"><text:span text:style-name="T1">F</text:span>ISH REG</text:p>
      <text:p text:style-name="P2">COD</text:p>
      <text:p text:style-name="P2">SENIORS fISH &amp; CHIPS</text:p>
      <text:p text:style-name="P2">HADDOCK</text:p>
      <text:p text:style-name="P2">ROCK EEL <text:s text:c="3"/></text:p>
      <text:p text:style-name="P2">COD ROE</text:p>
      <text:p text:style-name="P2">MED</text:p>
      <text:p text:style-name="P2">£4.85 £5.50</text:p>
      <text:p text:style-name="P2">£3.95</text:p>
      <text:p text:style-name="P2">£5.50</text:p>
      <text:p text:style-name="P2">£5.45</text:p>
      <text:p text:style-name="P2">£7.35</text:p>
      <text:p text:style-name="P2">£5.45</text:p>
      <text:p text:style-name="P2">£5.35</text:p>
      <text:p text:style-name="P2">CHIPS</text:p>
      <text:p text:style-name="P2">£6.25</text:p>
      <text:p text:style-name="P2">100% CHICKEN BREAST MEAT</text:p>
      <text:p text:style-name="P2">7 CHICKEN NUGGETS</text:p>
      <text:p text:style-name="P2">10 CHICKEN NUGGETS</text:p>
      <text:p text:style-name="P2">£6.25</text:p>
      <text:p text:style-name="P2">£6.05</text:p>
      <text:p text:style-name="P2">£7.95</text:p>
      <text:p text:style-name="P2">LRG</text:p>
      <text:p text:style-name="P2">£2.00 £2.80</text:p>
      <text:p text:style-name="P2">STAR SLUSH</text:p>
      <text:p text:style-name="P2">COLD DRINKS</text:p>
      <text:p text:style-name="P2">FRUIT SHOOTS</text:p>
      <text:p text:style-name="P2">£6.25</text:p>
      <text:p text:style-name="P2">£6.25</text:p>
      <text:p text:style-name="P2">OVEN BAKED</text:p>
      <text:p text:style-name="P2">CHICKEN &amp; MUSHROOM</text:p>
      <text:p text:style-name="P2">BEEF &amp; ONION</text:p>
      <text:p text:style-name="P2">STEAK &amp; KIDNEY</text:p>
      <text:p text:style-name="P2">£6.25</text:p>
      <text:p text:style-name="P2">£6.05</text:p>
      <text:p text:style-name="P2">£7.95</text:p>
      <text:p text:style-name="P2">CHICKEN NUGGETS MEAL</text:p>
      <text:p text:style-name="P2">SOUTHERN FRIED CHICKEN MEAL</text:p>
      <text:p text:style-name="P2">SAUSAGE MEAL</text:p>
      <text:p text:style-name="P2">SAVELOY MEAL</text:p>
      <text:p text:style-name="P2">COD FILLET STRIP MEAL</text:p>
      <text:p text:style-name="P2">FISHCAKE MEAL</text:p>
      <text:p text:style-name="P2">£6.25</text:p>
      <text:p text:style-name="P2">£6.05</text:p>
      <text:p text:style-name="P2">£7.95</text:p>
      <text:p text:style-name="P2">CHICKEN</text:p>
      <text:p text:style-name="P2">£6.25</text:p>
      <text:p text:style-name="P2">£6.25</text:p>
      <text:p text:style-name="P2"><text:soft-page-break/>£6.25</text:p>
      <text:p text:style-name="P2">£6.05</text:p>
      <text:p text:style-name="P2">£7.95</text:p>
      <text:p text:style-name="P2">BURGERS</text:p>
      <text:p text:style-name="P2">£6.25</text:p>
      <text:p text:style-name="P2">£6.25</text:p>
      <text:p text:style-name="P2">£6.05</text:p>
      <text:p text:style-name="P2">£7.95</text:p>
      <text:p text:style-name="P2">6OZ GOURMET BURGER</text:p>
      <text:p text:style-name="P2">6OZ GOURMET CHEESE BURGER</text:p>
      <text:p text:style-name="P2">1/4lb BEEF BURGER</text:p>
      <text:p text:style-name="P2">1/4lb BEEF BURGER WITH CHEESE £6.25</text:p>
      <text:p text:style-name="P2">£6.25</text:p>
      <text:p text:style-name="P2">£6.25</text:p>
      <text:p text:style-name="P2">£6.25</text:p>
      <text:p text:style-name="P2">CHICKEN BURGER</text:p>
      <text:p text:style-name="P2">ROYAL CHICKEN BURGER WITH</text:p>
      <text:p text:style-name="P2">ONION RINGS AND CHEESE £6.25</text:p>
      <text:p text:style-name="P2">£6.05</text:p>
      <text:p text:style-name="P2">£7.95</text:p>
      <text:p text:style-name="P2">COD FILLET BURGER £6.05</text:p>
      <text:p text:style-name="P2">VEGGIE BURGER £7.95</text:p>
      <text:p text:style-name="P2">ONIONS RINGS</text:p>
      <text:p text:style-name="P2">BREADED MUSHROOMS</text:p>
      <text:p text:style-name="P2">BREAD ROLL</text:p>
      <text:p text:style-name="P2">CHIP ROLL</text:p>
      <text:p text:style-name="P2">CURRY SAUCE</text:p>
      <text:p text:style-name="P2">MUSHY PEAS</text:p>
      <text:p text:style-name="P2">GRAVY</text:p>
      <text:p text:style-name="P2">PICKLED ONION</text:p>
      <text:p text:style-name="P2">PICKLED EGG</text:p>
      <text:p text:style-name="P2">GHERKIN</text:p>
      <text:p text:style-name="P2">TARTARE SAUCE</text:p>
      <text:p text:style-name="P2">BOTTLES OF SAUCE / VINEGAR</text:p>
      <text:p text:style-name="P2">SAUCE DIPS</text:p>
      <text:p text:style-name="P2">All products are subject to availability.</text:p>
      <text:p text:style-name="P2">Please note all prices are subject to change.</text:p>
      <text:p text:style-name="P2">About Us</text:p>
      <text:p text:style-name="P2">Started as a long time dream, Franca's was incepted</text:p>
      <text:p text:style-name="P2">on 14th April 2018.</text:p>
      <text:p text:style-name="P2">We pride ourselves on quality food purchased</text:p>
      <text:p text:style-name="P2">from only quality providers that meet top standards.</text:p>
      <text:p text:style-name="P2">We have been quoted to have the best chips in ware,</text:p>
      <text:p text:style-name="P2">so why not come in take a try for yourself.</text:p>
      <text:p text:style-name="P2">Where To Find Us</text:p>
      <text:p text:style-name="P2">OPENING TIMES</text:p>
      <text:p text:style-name="P2">ADDRESS</text:p>
      <text:p text:style-name="P2">Franca's Fish and Chips</text:p>
      <text:p text:style-name="P2">33 The Green</text:p>
      <text:p text:style-name="P2">Ware</text:p>
      <text:p text:style-name="P2">SG12 0QW</text:p>
      <text:p text:style-name="P2">01920 462 713</text:p>
      <text:p text:style-name="P2"><text:soft-page-break/>info@francasfishandchips.co.uk</text:p>
      <text:p text:style-name="P2">Monday</text:p>
      <text:p text:style-name="P2">Tuesday</text:p>
      <text:p text:style-name="P2">Wednesday</text:p>
      <text:p text:style-name="P2">Thursday</text:p>
      <text:p text:style-name="P2">11.30am - 2.30pm</text:p>
      <text:p text:style-name="P2">4.30pm - 9.00pm</text:p>
      <text:p text:style-name="P2">11.30am - 2.30pm</text:p>
      <text:p text:style-name="P2">4.30pm - 9.00pm</text:p>
      <text:p text:style-name="P2">11.30am - 2.30pm</text:p>
      <text:p text:style-name="P2">4.30pm - 9.00pm</text:p>
      <text:p text:style-name="P2">11.30am - 2.30pm</text:p>
      <text:p text:style-name="P2">4.30pm - 9.00pm</text:p>
      <text:p text:style-name="P2">Friday 11.30am - 2.30pm</text:p>
      <text:p text:style-name="P2">Saturday 11.30am - 2.30pm</text:p>
      <text:p text:style-name="P2">Sunday Closed</text:p>
      <text:p text:style-name="P2">Add bank holidays also</text:p>
      <text:p text:style-name="P2">2018 Franca's Fish and Chips</text:p>
      <text:p text:style-name="P2">£3.85</text:p>
      <text:p text:style-name="P2">£3.85</text:p>
      <text:p text:style-name="P2">£3.75</text:p>
      <text:p text:style-name="P2">£3.75</text:p>
      <text:p text:style-name="P2">£3.85</text:p>
      <text:p text:style-name="P2">£3.75</text:p>
      <text:p text:style-name="P2">SIDE ORDERS</text:p>
      <text:p text:style-name="P2">SOUTHERN FRIED</text:p>
      <text:p text:style-name="P2">CHICKEN</text:p>
      <text:p text:style-name="P2">COOKED IN OUR OWN RECIPE SOUTHERN</text:p>
      <text:p text:style-name="P2">FRIED CHICKEN</text:p>
      <text:p text:style-name="P2">3 PIECES WITH FREE CHIPS</text:p>
      <text:p text:style-name="P2">2 PIECES</text:p>
      <text:p text:style-name="P2">1 PIECE</text:p>
      <text:p text:style-name="P2">LARGE: £1.35</text:p>
      <text:p text:style-name="P2">£1.00</text:p>
      <text:p text:style-name="P2">£0.95</text:p>
      <text:p text:style-name="P2">KIDS MEAL</text:p>
      <text:p text:style-name="P2">SAUSAGES</text:p>
      <text:p text:style-name="P2">JUMBO SAUSAGE</text:p>
      <text:p text:style-name="P2">BATTERRED SAUSAGE</text:p>
      <text:p text:style-name="P2">SAVELOY</text:p>
      <text:p text:style-name="P2">1/2 SPIT ROAST CHICKEN WITH FREE CHIPS</text:p>
      <text:p text:style-name="P2">WHOLE SPIT ROAST CHICKEN</text:p>
      <text:p text:style-name="P2">1/4 SPIT ROAST CHICKEN (BREAST)</text:p>
      <text:p text:style-name="P2">1/4 SPIT ROAST CHICKEN (LEG)</text:p>
      <text:p text:style-name="P2">CHICKEN CURRY WITH FREE CHIPS</text:p>
      <text:p text:style-name="P2">SMALL: £1.10</text:p>
      <text:p text:style-name="P2">PUKKA PIES</text:p>
      <text:p text:style-name="P2">£4.35</text:p>
      <text:p text:style-name="P2">£1.70</text:p>
      <text:p text:style-name="P2">£1.70</text:p>
      <text:p text:style-name="P2">REG</text:p>
      <text:p text:style-name="P2">DRINKS</text:p>
      <text:p text:style-name="P2"><text:soft-page-break/>CHICKEN NUGGETS</text:p>
      <text:p text:style-name="P2">LRG</text:p>
      <text:p text:style-name="P2">Designed by deFranca</text:p>
      <text:p text:style-name="P2">Cards Accepted:</text:p>
      <text:p text:style-name="P2">£3.85</text:p>
      <text:p text:style-name="P2">£3.85</text:p>
      <text:p text:style-name="P2">£3.75</text:p>
      <text:p text:style-name="P2">£3.75</text:p>
      <text:p text:style-name="P2">£3.85</text:p>
      <text:p text:style-name="P2">£3.75</text:p>
      <text:p text:style-name="P2">£3.85</text:p>
      <text:p text:style-name="P2">£3.85</text:p>
      <text:p text:style-name="P2">£3.75</text:p>
      <text:p text:style-name="P2">£3.75</text:p>
      <text:p text:style-name="P2">£3.85</text:p>
      <text:p text:style-name="P2">£3.7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8:35:12.708941986</meta:creation-date>
    <dc:date>2020-05-09T21:38:36.418376302</dc:date>
    <meta:editing-duration>PT42M53S</meta:editing-duration>
    <meta:editing-cycles>1</meta:editing-cycles>
    <meta:document-statistic meta:table-count="0" meta:image-count="0" meta:object-count="0" meta:page-count="4" meta:paragraph-count="171" meta:word-count="392" meta:character-count="2196" meta:non-whitespace-character-count="1967"/>
    <meta:generator>LibreOffice/6.4.3.2$Linux_X86_64 LibreOffice_project/40$Build-2</meta:generator>
  </office:meta>
</office:document-meta>
</file>